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8pt" officeooo:rsid="00110748" officeooo:paragraph-rsid="00110748" style:font-size-asian="15.75pt" style:font-size-complex="18pt"/>
    </style:style>
    <style:style style:name="P2" style:family="paragraph" style:parent-style-name="Standard">
      <style:text-properties style:font-name="Liberation Mono" fo:font-size="18pt" officeooo:rsid="0011cbfe" officeooo:paragraph-rsid="0011cbfe" style:font-size-asian="15.75pt" style:font-size-complex="18pt"/>
    </style:style>
    <style:style style:name="P3" style:family="paragraph" style:parent-style-name="Standard">
      <style:text-properties style:font-name="Liberation Mono" fo:font-size="18pt" officeooo:rsid="00120b62" officeooo:paragraph-rsid="00120b62" style:font-size-asian="15.75pt" style:font-size-complex="18pt"/>
    </style:style>
    <style:style style:name="P4" style:family="paragraph" style:parent-style-name="Standard">
      <style:text-properties style:font-name="Liberation Mono" fo:font-size="18pt" officeooo:rsid="0012d732" officeooo:paragraph-rsid="0012d732" style:font-size-asian="15.75pt" style:font-size-complex="18pt"/>
    </style:style>
    <style:style style:name="P5" style:family="paragraph" style:parent-style-name="Standard">
      <style:text-properties style:font-name="Liberation Mono" fo:font-size="18pt" officeooo:rsid="00138a66" officeooo:paragraph-rsid="00138a66" style:font-size-asian="15.75pt" style:font-size-complex="18pt"/>
    </style:style>
    <style:style style:name="P6" style:family="paragraph" style:parent-style-name="Standard">
      <style:text-properties style:font-name="Liberation Mono" fo:font-size="18pt" officeooo:rsid="00145f33" officeooo:paragraph-rsid="00145f33" style:font-size-asian="15.75pt" style:font-size-complex="18pt"/>
    </style:style>
    <style:style style:name="P7" style:family="paragraph" style:parent-style-name="Standard">
      <style:text-properties style:font-name="Liberation Mono" fo:font-size="18pt" officeooo:rsid="0016544a" officeooo:paragraph-rsid="0016544a" style:font-size-asian="15.75pt" style:font-size-complex="18pt"/>
    </style:style>
    <style:style style:name="P8" style:family="paragraph" style:parent-style-name="Standard">
      <style:text-properties style:text-line-through-style="solid" style:text-line-through-type="single" style:font-name="Liberation Mono" fo:font-size="18pt" officeooo:rsid="0012d732" officeooo:paragraph-rsid="00138a66" style:font-size-asian="15.75pt" style:font-size-complex="18pt"/>
    </style:style>
    <style:style style:name="T1" style:family="text">
      <style:text-properties officeooo:rsid="0011cbf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5f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eta-</text:p>
      <text:p text:style-name="P1">primary secondary-secondary </text:p>
      <text:p text:style-name="P1"/>
      <text:p text:style-name="P1"/>
      <text:p text:style-name="P1"><text:span text:style-name="T1">M</text:span>aster docotor doctor updation list</text:p>
      <text:p text:style-name="P1"/>
      <text:p text:style-name="P2">pdf least energy</text:p>
      <text:p text:style-name="P2"/>
      <text:p text:style-name="P2"/>
      <text:p text:style-name="P2"><text:span text:style-name="T4">AMS</text:span> average monthly sale</text:p>
      <text:p text:style-name="P2"><text:span text:style-name="T4">YTD</text:span> Year till date sale (From 1<text:span text:style-name="T2">st</text:span> April)</text:p>
      <text:p text:style-name="P2"/>
      <text:p text:style-name="P2">share data dictionary sanket bhai</text:p>
      <text:p text:style-name="P2"/>
      <text:p text:style-name="P2">Graphs required:</text:p>
      <text:p text:style-name="P2"/>
      <text:p text:style-name="P2">calcualtion should also need to validated</text:p>
      <text:p text:style-name="P2">pop up if things not matched</text:p>
      <text:p text:style-name="P2">pop up if gsts not matched</text:p>
      <text:p text:style-name="P2"/>
      <text:p text:style-name="P3">validate quantities in upload <text:s/>as well</text:p>
      <text:p text:style-name="P3"/>
      <text:p text:style-name="P4">counting</text:p>
      <text:p text:style-name="P4">50% of sale if company is dealing directly exclude from insentives</text:p>
      <text:p text:style-name="P4">particular territory sales of paticular doctors of “elite, Prime” doctors club </text:p>
      <text:p text:style-name="P4">insentives are excluded from MR main</text:p>
      <text:p text:style-name="P4">for some speicific doctors <text:span text:style-name="T5">b2b</text:span></text:p>
      <text:p text:style-name="P4"/>
      <text:p text:style-name="P8">5000 total 3000 in mentioned 2000 elite</text:p>
      <text:p text:style-name="P4"/>
      <text:p text:style-name="P4">Director club meets freq. Based on perc. of sales</text:p>
      <text:p text:style-name="P4"><text:soft-page-break/></text:p>
      <text:p text:style-name="P5">elite club has different perc.</text:p>
      <text:p text:style-name="P5"/>
      <text:p text:style-name="P5"/>
      <text:p text:style-name="P4"/>
      <text:p text:style-name="P4">Per doctor </text:p>
      <text:p text:style-name="P4"/>
      <text:p text:style-name="P5">ahm- 10 MR- 20lakh sales dif - CRM based on nearby medical store- mapping medical store- 10lakhs- CRM MR wise Dr Wise- percentage based on 10lakhs- based on how much sales in the market - </text:p>
      <text:p text:style-name="P5"/>
      <text:p text:style-name="P5">CRM Format plan:</text:p>
      <text:p text:style-name="P5"><text:s/>10 lc target equal distribution</text:p>
      <text:p text:style-name="P5">mapping madical stores 80% 20% other outer <text:s/>sales contribution</text:p>
      <text:p text:style-name="P5">DR wise idea, how much a dr gives us the sales, product wise also</text:p>
      <text:p text:style-name="P5"/>
      <text:p text:style-name="P5"/>
      <text:p text:style-name="P5">How mappping </text:p>
      <text:p text:style-name="P5">xyz medi ab doctor partywise stockist</text:p>
      <text:p text:style-name="P5">overall idea of sales </text:p>
      <text:p text:style-name="P5"/>
      <text:p text:style-name="P5"><text:s/>ahemdabad – 5lcs mapped drs + 5lcs elite+ 2 unknown medicals- this 2 lac sales is in MR- </text:p>
      <text:p text:style-name="P4"/>
      <text:p text:style-name="P5">elite 10%</text:p>
      <text:p text:style-name="P5">unknown 1%</text:p>
      <text:p text:style-name="P5"/>
      <text:p text:style-name="P6">groups are created based on sales</text:p>
      <text:p text:style-name="P6">platinum</text:p>
      <text:p text:style-name="P6">gold</text:p>
      <text:p text:style-name="P6">silver etc</text:p>
      <text:p text:style-name="P6"><text:soft-page-break/></text:p>
      <text:p text:style-name="P6"/>
      <text:p text:style-name="P6">Generate a report based on the brainstorming and analysis of different Medical stockist and Chemist systems of different features to keep and not to keep.</text:p>
      <text:p text:style-name="P6"/>
      <text:p text:style-name="P7">Delta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6T11:30:23.434706704</meta:creation-date>
    <dc:date>2023-08-26T12:42:09.607952912</dc:date>
    <meta:editing-duration>PT10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38" meta:word-count="246" meta:character-count="1436" meta:non-whitespace-character-count="1216"/>
  </office:meta>
</office:document-meta>
</file>